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5DC000004653141007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Perpetua2" svg:font-family="Perpetua"/>
    <style:font-face style:name="ＭＳ Ｐゴシック4" svg:font-family="'ＭＳ Ｐゴシック'"/>
    <style:font-face style:name="ＭＳ Ｐゴシック1" svg:font-family="'ＭＳ Ｐゴシック'" style:font-family-generic="modern" style:font-pitch="fixed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erpetua1" svg:font-family="Perpetua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254cm" fo:padding-left="0.25cm" fo:padding-right="0.25cm" fo:wrap-option="wrap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En_20_blanco-notes">
      <style:graphic-properties draw:stroke="none" svg:stroke-width="0cm" draw:stroke-linejoin="round" draw:fill="none" draw:fill-color="#ffffff" draw:textarea-vertical-align="middle" draw:auto-grow-height="false" draw:fit-to-size="false" fo:min-height="11.43cm" fo:padding-top="0cm" fo:padding-bottom="0cm" fo:padding-left="0cm" fo:padding-right="0cm" fo:wrap-option="no-wrap"/>
    </style:style>
    <style:style style:name="pr2" style:family="presentation" style:parent-style-name="Default-notes">
      <style:graphic-properties draw:stroke="none" svg:stroke-width="0cm" draw:stroke-linejoin="round" draw:fill="none" draw:fill-color="#ffffff" draw:textarea-vertical-align="middle" draw:auto-grow-height="false" draw:fit-to-size="false" fo:min-height="11.43cm" fo:padding-top="0cm" fo:padding-bottom="0cm" fo:padding-left="0cm" fo:padding-right="0cm" fo:wrap-option="no-wrap"/>
    </style:style>
    <style:style style:name="pr3" style:family="presentation" style:parent-style-name="Default-notes">
      <style:graphic-properties draw:fill-color="#ffffff" fo:min-height="11.429cm"/>
    </style:style>
    <style:style style:name="P1" style:family="paragraph">
      <style:paragraph-properties fo:margin-top="0.203cm" fo:margin-bottom="0cm" fo:line-height="8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.203cm" fo:margin-bottom="0cm" fo:line-height="100%" fo:text-align="start" fo:text-indent="0cm" style:punctuation-wrap="hanging" style:writing-mode="lr-tb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7" style:family="paragraph">
      <style:paragraph-properties fo:margin-left="0.754cm" fo:margin-right="0cm" fo:margin-top="0.203cm" fo:margin-bottom="0cm" fo:line-height="100%" fo:text-align="start" fo:text-indent="-0.753cm" style:punctuation-wrap="hanging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fo:color="#696464" style:text-line-through-style="none" style:text-line-through-type="none" style:text-position="0% 100%" style:font-name="Perpetua2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40pt" fo:letter-spacing="normal" fo:font-style="normal" style:text-underline-style="none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Franklin Gothic Book1" fo:font-size="40pt" fo:letter-spacing="normal" fo:font-style="normal" style:text-underline-style="none" fo:font-weight="normal" style:font-name-asian="ＭＳ Ｐゴシック1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Perpetua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Perpetua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">
        <style:list-level-properties text:space-before="0.001cm" text:min-label-width="0.753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">
        <style:list-level-properties text:space-before="0.001cm" text:min-label-width="0.753cm"/>
        <style:text-properties fo:font-family="'Wingdings 2'" style:font-family-generic="roman" style:font-pitch="variable" style:font-charset="x-symbol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En_20_blanco" presentation:presentation-page-layout-name="AL1T0">
        <draw:custom-shape draw:name="Text Box 1" draw:style-name="gr1" draw:text-style-name="P2" draw:layer="layout" svg:width="17.779cm" svg:height="4.444cm" svg:x="3.598cm" svg:y="8.89cm">
          <text:p text:style-name="P1"><text:span text:style-name="T1">Alan Alvarez – Team Leader</text:span></text:p>
          <text:p text:style-name="P1"><text:span text:style-name="T1">Jose Gabriel Reyes – Development Manager</text:span></text:p>
          <text:p text:style-name="P1"><text:span text:style-name="T1">Jusnen Volquez – Process and Quality Manager</text:span></text:p>
          <text:p text:style-name="P1"><text:span text:style-name="T1">Hector Vasquez – Planning Manager</text:span></text:p>
          <text:p text:style-name="P1"><text:span text:style-name="T1">Gilven Wu – Support Manager</text:span></text:p>
          <draw:enhanced-geometry draw:mirror-horizontal="false" draw:mirror-vertical="false" svg:viewBox="0 0 17780 444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2" draw:text-style-name="P2" draw:layer="layout" svg:width="22.859cm" svg:height="4.082cm" svg:x="1.27cm" svg:y="4.185cm">
          <text:p text:style-name="P3"><text:span text:style-name="T2">Status Meeting</text:span></text:p>
          <draw:enhanced-geometry draw:mirror-horizontal="false" draw:mirror-vertical="false" svg:viewBox="0 0 22860 40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1" presentation:class="page"/>
          <draw:frame draw:name="Rectangle 2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Agenda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4">Que hicimos</text:span></text:p>
            </text:list-item>
            <text:list-item>
              <text:p text:style-name="P6"><text:span text:style-name="T5">Que vamos hacer</text:span></text:p>
            </text:list-item>
            <text:list-item>
              <text:p text:style-name="P6"><text:span text:style-name="T5">Inconvenientes</text:span></text:p>
            </text:list-item>
            <text:list-item>
              <text:p text:style-name="P6"><text:span text:style-name="T5">Earned value chat</text:span></text:p>
            </text:list-item>
            <text:list-item>
              <text:p text:style-name="P6"><text:span text:style-name="T5">Time sheets por persona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2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Que hicimos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p text:style-name="P7"><text:span text:style-name="T5"/></text:p>
          <text:list text:style-name="L2">
            <text:list-item>
              <text:p text:style-name="P6"><text:span text:style-name="T5">Postmortem del ciclo #3.</text:span></text:p>
            </text:list-item>
            <text:list-item>
              <text:p text:style-name="P6"><text:span text:style-name="T5">Vista de decomposicion</text:span></text:p>
            </text:list-item>
            <text:list-item>
              <text:p text:style-name="P6"><text:span text:style-name="T5">Implementacion de las funcionalidades #1 y #2.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3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Agenda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Que hicimos</text:span></text:p>
            </text:list-item>
            <text:list-item>
              <text:p text:style-name="P6"><text:span text:style-name="T4">Que vamos hacer</text:span></text:p>
            </text:list-item>
            <text:list-item>
              <text:p text:style-name="P6"><text:span text:style-name="T5">Inconvenientes</text:span></text:p>
            </text:list-item>
            <text:list-item>
              <text:p text:style-name="P6"><text:span text:style-name="T5">Earned value chat</text:span></text:p>
            </text:list-item>
            <text:list-item>
              <text:p text:style-name="P6"><text:span text:style-name="T5">Time sheets por persona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4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Que vamos a hacer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Inspeccion de los documento de requerimientos y arquitectura.</text:span></text:p>
            </text:list-item>
            <text:list-item>
              <text:p text:style-name="P6"><text:span text:style-name="T5">Implementacion de las funcionalidades #3 y #4.</text:span></text:p>
            </text:list-item>
          </text:list>
          <text:list text:style-name="L3">
            <text:list-item>
              <text:p text:style-name="P6"><text:span text:style-name="T5">Testeo de las funcionalidades #1, #2, #3 y #4.</text:span></text:p>
            </text:list-item>
          </text:list>
          <text:p text:style-name="P7"><text:span text:style-name="T5"/></text:p>
          <text:p text:style-name="P7"><text:span text:style-name="T5"/></text:p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5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Agenda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Que hicimos</text:span></text:p>
            </text:list-item>
            <text:list-item>
              <text:p text:style-name="P6"><text:span text:style-name="T5">Que vamos hacer</text:span></text:p>
            </text:list-item>
            <text:list-item>
              <text:p text:style-name="P6"><text:span text:style-name="T4">Inconvenientes</text:span></text:p>
            </text:list-item>
            <text:list-item>
              <text:p text:style-name="P6"><text:span text:style-name="T5">Earned value chart</text:span></text:p>
            </text:list-item>
            <text:list-item>
              <text:p text:style-name="P6"><text:span text:style-name="T5">Time sheets por persona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6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Inconvenientes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Poca productividad durante las semanas 8 y 9.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7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Agenda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Que hicimos</text:span></text:p>
            </text:list-item>
            <text:list-item>
              <text:p text:style-name="P6"><text:span text:style-name="T5">Que vamos hacer</text:span></text:p>
            </text:list-item>
            <text:list-item>
              <text:p text:style-name="P6"><text:span text:style-name="T5">Inconvenientes</text:span></text:p>
            </text:list-item>
            <text:list-item>
              <text:p text:style-name="P6"><text:span text:style-name="T4">Earned value chart</text:span></text:p>
            </text:list-item>
            <text:list-item>
              <text:p text:style-name="P6"><text:span text:style-name="T5">Time sheets por persona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8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Earn value chart: General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2.352cm" svg:height="13.462cm" svg:x="1.524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3">
          <draw:page-thumbnail draw:style-name="gr3" draw:layer="layout" svg:width="12.699cm" svg:height="9.524cm" svg:x="3.175cm" svg:y="1.93cm" draw:page-number="9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 Box 1" draw:style-name="gr4" draw:text-style-name="P2" draw:layer="layout" svg:width="21.589cm" svg:height="3.174cm" svg:x="2.54cm" svg:y="0.763cm">
          <text:p text:style-name="P5"><text:span text:style-name="T3">Agenda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" draw:text-style-name="P2" draw:layer="layout" svg:width="21.589cm" svg:height="12.699cm" svg:x="2.54cm" svg:y="4.022cm">
          <text:list text:style-name="L2">
            <text:list-item>
              <text:p text:style-name="P6"><text:span text:style-name="T5">Que hicimos</text:span></text:p>
            </text:list-item>
            <text:list-item>
              <text:p text:style-name="P6"><text:span text:style-name="T5">Que vamos hacer</text:span></text:p>
            </text:list-item>
            <text:list-item>
              <text:p text:style-name="P6"><text:span text:style-name="T5">Inconvenientes</text:span></text:p>
            </text:list-item>
            <text:list-item>
              <text:p text:style-name="P6"><text:span text:style-name="T5">Earned value chart</text:span></text:p>
            </text:list-item>
            <text:list-item>
              <text:p text:style-name="P6"><text:span text:style-name="T4">Time chart</text:span></text:p>
            </text:list-item>
          </text:list>
          <draw:enhanced-geometry draw:mirror-horizontal="false" draw:mirror-vertical="false" svg:viewBox="0 0 21590 127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Rectangle 1" draw:style-name="gr3" draw:layer="layout" svg:width="12.699cm" svg:height="9.524cm" svg:x="3.175cm" svg:y="1.931cm" draw:page-number="10" presentation:class="page"/>
          <draw:frame draw:name="Rectangle 2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custom-shape draw:name="Text Box 1" draw:style-name="gr4" draw:text-style-name="P2" draw:layer="layout" svg:width="21.589cm" svg:height="3.174cm" svg:x="2.328cm" svg:y="0.635cm">
          <text:p text:style-name="P5"><text:span text:style-name="T3">Time chart: General</text:span></text:p>
          <draw:enhanced-geometry draw:mirror-horizontal="false" draw:mirror-vertical="false" svg:viewBox="0 0 21590 31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23.622cm" svg:height="13.716cm" svg:x="0.762cm" svg:y="4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3">
          <draw:page-thumbnail draw:style-name="gr3" draw:layer="layout" svg:width="12.699cm" svg:height="9.524cm" svg:x="3.175cm" svg:y="1.93cm" draw:page-number="1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anklin Gothic Book1" svg:font-family="'Franklin Gothic Book'"/>
    <style:font-face style:name="Perpetua2" svg:font-family="Perpetua"/>
    <style:font-face style:name="ＭＳ Ｐゴシック4" svg:font-family="'ＭＳ Ｐゴシック'"/>
    <style:font-face style:name="ＭＳ Ｐゴシック1" svg:font-family="'ＭＳ Ｐゴシック'" style:font-family-generic="modern" style:font-pitch="fixed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erpetua1" svg:font-family="Perpetua" style:font-pitch="variable"/>
    <style:font-face style:name="ＭＳ Ｐゴシック3" svg:font-family="'ＭＳ Ｐゴシック'" style:font-pitch="variable"/>
    <style:font-face style:name="Microsoft YaHei1" svg:font-family="'Microsoft YaHei'" style:font-family-generic="modern" style:font-pitch="variable"/>
    <style:font-face style:name="Segoe UI1" svg:font-family="'Segoe UI'" style:font-family-generic="modern" style:font-pitch="variable"/>
    <style:font-face style:name="ＭＳ Ｐゴシック" svg:font-family="'ＭＳ Ｐゴシック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fill-image draw:name="msFillBitmap_20_1" draw:display-name="msFillBitmap 1" xlink:href="Pictures/10000000000005DC000004653141007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_20_blanco-background" style:display-name="En blanc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6pt" fo:letter-spacing="normal" fo:language="en" fo:country="GB" fo:font-style="normal" fo:text-shadow="none" style:text-underline-style="none" fo:font-weight="normal" style:letter-kerning="true" style:font-name-asian="ＭＳ Ｐゴシック4" style:font-family-asian="'ＭＳ Ｐゴシック'" style:font-size-asian="26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4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6pt" fo:letter-spacing="normal" fo:language="en" fo:country="GB" fo:font-style="normal" fo:text-shadow="none" style:text-underline-style="none" fo:font-weight="normal" style:letter-kerning="true" style:font-name-asian="ＭＳ Ｐゴシック4" style:font-family-asian="'ＭＳ Ｐゴシック'" style:font-size-asian="26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Perpetua2" fo:font-family="Perpetua" fo:font-size="20pt" fo:letter-spacing="normal" fo:font-style="normal" style:text-underline-style="none" fo:font-weight="normal" style:font-name-asian="ＭＳ Ｐゴシック4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GB" fo:font-style="normal" fo:text-shadow="none" style:text-underline-style="none" fo:font-weight="normal" style:letter-kerning="true" style:font-name-asian="ＭＳ Ｐゴシック1" style:font-family-asian="'ＭＳ Ｐゴシック'" style:font-family-generic-asian="modern" style:font-pitch-asian="fixed" style:font-size-asian="24pt" style:language-asian="en" style:country-asian="GB" style:font-style-asian="normal" style:font-weight-asian="normal" style:font-name-complex="Mangal" style:font-family-complex="Mangal" style:font-family-generic-complex="system" style:font-pitch-complex="variable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.026cm" draw:stroke-linejoin="round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.026cm" draw:stroke-linejoin="round" draw:fill="solid" draw:fill-color="#e6b1ab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.026cm" draw:stroke-linejoin="round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.026cm" draw:stroke-linejoin="round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En_20_blanco-backgroundobjects">
      <style:graphic-properties draw:stroke="none" svg:stroke-width="0cm" draw:stroke-linejoin="round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2" style:family="presentation" style:parent-style-name="En_20_blanco-backgroundobjects">
      <style:graphic-properties draw:stroke="none" svg:stroke-width="0cm" draw:stroke-linejoin="round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En_20_blanco-backgroundobjects">
      <style:graphic-properties draw:stroke="none" draw:fill="none" draw:fill-color="#ffffff" draw:auto-grow-height="false" fo:min-height="1.397cm"/>
    </style:style>
    <style:style style:name="Mpr4" style:family="presentation" style:parent-style-name="En_20_blanco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backgroundobjects">
      <style:graphic-properties draw:stroke="none" svg:stroke-width="0cm" draw:stroke-linejoin="round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Default-backgroundobjects">
      <style:graphic-properties draw:stroke="none" svg:stroke-width="0cm" draw:stroke-linejoin="round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24pt"/>
    </style:style>
    <style:style style:name="M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24pt" style:font-size-asian="14pt" style:font-size-complex="14pt"/>
    </style:style>
    <style:style style:name="MP7" style:family="paragraph">
      <style:paragraph-properties fo:margin-top="0cm" fo:margin-bottom="0cm" fo:line-height="100%" fo:text-align="start" style:writing-mode="lr-tb"/>
      <style:text-properties fo:font-size="2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Franklin Gothic Book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n_20_blanco" style:display-name="En blanco" style:page-layout-name="PM1" draw:style-name="Mdp1">
      <draw:custom-shape draw:name="Rectangle 1" draw:style-name="Mgr3" draw:text-style-name="MP3" draw:layer="backgroundobjects" svg:width="25.399cm" svg:height="19.049cm" svg:x="0cm" svg:y="0cm">
        <text:p/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2" draw:style-name="Mgr4" draw:text-style-name="MP3" draw:layer="backgroundobjects" svg:width="25.037cm" svg:height="18.586cm" svg:x="0.181cm" svg:y="0.194cm">
        <text:p/>
        <draw:enhanced-geometry draw:mirror-horizontal="false" draw:mirror-vertical="false" svg:viewBox="0 0 25038 18587" draw:text-areas="?f5 ?f5 ?f6 ?f7" draw:type="ooxml-roundRect" draw:modifiers="1186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Rectangle 3" draw:style-name="Mgr5" draw:text-style-name="MP3" draw:layer="backgroundobjects" svg:width="25.055cm" svg:height="4.241cm" svg:x="0.176cm" svg:y="4.026cm">
        <text:p/>
        <draw:enhanced-geometry draw:mirror-horizontal="false" draw:mirror-vertical="false" svg:viewBox="0 0 25056 4242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6" draw:text-style-name="MP3" draw:layer="backgroundobjects" svg:width="25.055cm" svg:height="0.334cm" svg:x="0.176cm" svg:y="3.881cm">
        <text:p/>
        <draw:enhanced-geometry draw:mirror-horizontal="false" draw:mirror-vertical="false" svg:viewBox="0 0 25056 335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7" draw:text-style-name="MP3" draw:layer="backgroundobjects" svg:width="25.055cm" svg:height="0.308cm" svg:x="0.176cm" svg:y="8.268cm">
        <text:p/>
        <draw:enhanced-geometry draw:mirror-horizontal="false" draw:mirror-vertical="false" svg:viewBox="0 0 25056 30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9" draw:style-name="Mgr8" draw:text-style-name="MP3" draw:layer="backgroundobjects" svg:width="11.006cm" svg:height="1.269cm" svg:x="2.54cm" svg:y="17.145cm">
        <text:p/>
        <draw:enhanced-geometry draw:mirror-horizontal="false" draw:mirror-vertical="false" svg:viewBox="0 0 11007 127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8" presentation:style-name="Mpr1" draw:text-style-name="MP4" draw:layer="backgroundobjects" svg:width="6.874cm" svg:height="1.318cm" svg:x="17.145cm" svg:y="17.198cm" presentation:class="date-time" presentation:user-transformed="true">
        <draw:text-box>
          <text:p/>
        </draw:text-box>
      </draw:frame>
      <draw:frame draw:name="Rectangle 10" presentation:style-name="Mpr2" draw:text-style-name="MP4" draw:layer="backgroundobjects" svg:width="0.894cm" svg:height="0.894cm" svg:x="0.591cm" svg:y="17.436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3.968cm" svg:height="10.476cm" svg:x="3.81cm" svg:y="2.123cm" presentation:class="page"/>
        <draw:frame presentation:style-name="En_20_blanc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1" draw:style-name="Mgr3" draw:text-style-name="MP3" draw:layer="backgroundobjects" svg:width="25.399cm" svg:height="19.049cm" svg:x="0cm" svg:y="0cm">
        <text:p/>
        <draw:enhanced-geometry draw:mirror-horizontal="false" draw:mirror-vertical="false" svg:viewBox="0 0 25400 1905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AutoShape 2" draw:style-name="Mgr4" draw:text-style-name="MP3" draw:layer="backgroundobjects" svg:width="25.037cm" svg:height="18.59cm" svg:x="0.176cm" svg:y="0.194cm">
        <text:p/>
        <draw:enhanced-geometry draw:mirror-horizontal="false" draw:mirror-vertical="false" svg:viewBox="0 0 25038 18591" draw:text-areas="?f5 ?f5 ?f6 ?f7" draw:type="ooxml-roundRect" draw:modifiers="11865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 Box 6" draw:style-name="Mgr8" draw:text-style-name="MP3" draw:layer="backgroundobjects" svg:width="11.006cm" svg:height="1.278cm" svg:x="2.54cm" svg:y="17.141cm">
        <text:p/>
        <draw:enhanced-geometry draw:mirror-horizontal="false" draw:mirror-vertical="false" svg:viewBox="0 0 11007 127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5" draw:text-style-name="MP6" draw:layer="backgroundobjects" svg:width="6.874cm" svg:height="1.318cm" svg:x="17.145cm" svg:y="17.198cm" presentation:class="date-time" presentation:user-transformed="true">
        <draw:text-box>
          <text:p/>
        </draw:text-box>
      </draw:frame>
      <draw:frame draw:name="Rectangle 7" presentation:style-name="Mpr6" draw:text-style-name="MP6" draw:layer="backgroundobjects" svg:width="0.894cm" svg:height="1.013cm" svg:x="0.591cm" svg:y="17.379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atus Meeting</dc:title>
    <meta:initial-creator>Jusnen_Volquez</meta:initial-creator>
    <meta:editing-cycles>18</meta:editing-cycles>
    <meta:print-date>1601-01-01T00:00:00</meta:print-date>
    <meta:creation-date>2014-10-02T12:28:56</meta:creation-date>
    <dc:date>2014-11-27T16:14:52.434000000</dc:date>
    <meta:editing-duration>PT7M18S</meta:editing-duration>
    <meta:generator>LibreOffice/4.3.4.1$Windows_x86 LibreOffice_project/bc356b2f991740509f321d70e4512a6a54c5f243</meta:generator>
    <meta:document-statistic meta:object-count="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4a7ebb" draw:fill-color="#4a7ebb"/>
      <style:text-properties style:text-position="0% 100%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/>
      <style:text-properties style:text-position="0% 100%" fo:font-size="10pt" style:font-size-asian="10pt" style:font-size-complex="10pt"/>
    </style:style>
    <style:style style:name="ch10" style:family="chart" style:data-style-name="N11">
      <style:chart-properties chart:symbol-type="named-symbol" chart:symbol-name="square" chart:symbol-width="0.176cm" chart:symbol-height="0.176cm" chart:link-data-style-to-source="true"/>
      <style:graphic-properties svg:stroke-width="0.079cm" svg:stroke-color="#ffffff" draw:fill-color="#ffffff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square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2" style:family="chart" style:data-style-name="N11">
      <style:chart-properties chart:symbol-type="automatic" chart:symbol-width="0.176cm" chart:symbol-height="0.176cm" chart:link-data-style-to-source="true"/>
      <style:graphic-properties draw:stroke="none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2.353cm" svg:height="13.463cm" xlink:href="." xlink:type="simple" chart:class="chart:line" chart:style-name="ch1">
        <chart:subtitle svg:x="7.111cm" svg:y="0.269cm" chart:style-name="ch2">
          <text:p>Ganancias estimadas vs Ganancias obtenidas</text:p>
        </chart:subtitle>
        <chart:legend chart:legend-position="end" svg:x="14.685cm" svg:y="5.039cm" style:legend-expansion="high" chart:style-name="ch3"/>
        <chart:plot-area chart:style-name="ch4" chart:data-source-has-labels="both" svg:x="0.447cm" svg:y="1.221cm" svg:width="13.791cm" svg:height="11.973cm">
          <chartooo:coordinate-region svg:x="2.047cm" svg:y="1.421cm" svg:width="12.005cm" svg:height="11.126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acumulado de ganancias estimadas</text:p>
              </table:table-cell>
              <table:table-cell office:value-type="string">
                <text:p>Porcentaje acumulado de ganancias obtenida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36012861736334">
                <text:p>0.0836012861736334</text:p>
              </table:table-cell>
              <table:table-cell office:value-type="float" office:value="0.0739549839228295">
                <text:p>0.073954983922829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3086816720257">
                <text:p>0.143086816720257</text:p>
              </table:table-cell>
              <table:table-cell office:value-type="float" office:value="0.117363344051447">
                <text:p>0.1173633440514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33118971061093">
                <text:p>0.233118971061093</text:p>
              </table:table-cell>
              <table:table-cell office:value-type="float" office:value="0.233118971061093">
                <text:p>0.2331189710610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5659163987138">
                <text:p>0.345659163987138</text:p>
              </table:table-cell>
              <table:table-cell office:value-type="float" office:value="0.313504823151125">
                <text:p>0.313504823151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53376205787781">
                <text:p>0.453376205787781</text:p>
              </table:table-cell>
              <table:table-cell office:value-type="float" office:value="0.445337620578778">
                <text:p>0.445337620578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7877813504823">
                <text:p>0.557877813504823</text:p>
              </table:table-cell>
              <table:table-cell office:value-type="float" office:value="0.508038585209003">
                <text:p>0.508038585209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2379421221865">
                <text:p>0.662379421221865</text:p>
              </table:table-cell>
              <table:table-cell office:value-type="float" office:value="0.625401929260449">
                <text:p>0.6254019292604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1350482315113">
                <text:p>0.781350482315113</text:p>
              </table:table-cell>
              <table:table-cell office:value-type="float" office:value="0.665594855305465">
                <text:p>0.665594855305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84244372990354">
                <text:p>0.884244372990354</text:p>
              </table:table-cell>
              <table:table-cell office:value-type="float" office:value="0.742765273311896">
                <text:p>0.7427652733118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13504823151125">
                <text:p>0.813504823151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13504823151125">
                <text:p>0.813504823151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link-data-style-to-sourc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link-data-style-to-source="false" chart:visibl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8" style:family="chart">
      <style:graphic-properties svg:stroke-width="0.026cm" svg:stroke-color="#878787"/>
    </style:style>
    <style:style style:name="ch9" style:family="chart" style:data-style-name="N0">
      <style:chart-properties chart:display-label="true" chart:logarithmic="false" chart:gap-width="150" chart:reverse-direction="false" text:line-break="false" chart:link-data-style-to-source="false" chart:visible="false" chart:axis-position="0" chart:tick-mark-position="at-axis"/>
      <style:graphic-properties svg:stroke-width="0.026cm" svg:stroke-color="#878787"/>
      <style:text-properties style:text-position="0% 100%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4f81bd"/>
      <style:text-properties style:text-position="0% 100%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bbb59"/>
      <style:text-properties style:text-position="0% 100%"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330066"/>
      <style:text-properties fo:font-size="10pt" style:font-size-asian="10pt" style:font-size-complex="10pt"/>
    </style:style>
    <style:style style:name="ch13" style:family="chart">
      <style:graphic-properties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3.623cm" svg:height="13.717cm" xlink:href="." xlink:type="simple" chart:class="chart:bar" chart:style-name="ch1">
        <chart:subtitle svg:x="6.661cm" svg:y="0.274cm" chart:style-name="ch2">
          <text:p>Horas disponibles vs Horas estimadas vs Horas trabajadas</text:p>
        </chart:subtitle>
        <chart:legend chart:legend-position="end" svg:x="20.09cm" svg:y="6.061cm" style:legend-expansion="high" chart:style-name="ch3"/>
        <chart:plot-area chart:style-name="ch4" chart:data-source-has-labels="both" svg:x="0.472cm" svg:y="1.231cm" svg:width="19.146cm" svg:height="12.212cm">
          <chartooo:coordinate-region svg:x="1.093cm" svg:y="1.43cm" svg:width="18.525cm" svg:height="11.366cm"/>
          <chart:axis chart:dimension="x" chart:name="primary-x" chart:style-name="ch5" chartooo:axis-type="text">
            <chart:categories table:cell-range-address="local-table.$A$2:.$A$12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bar">
            <chart:data-point chart:repeated="11"/>
          </chart:series>
          <chart:series chart:attached-axis="primary-y" chart:style-name="ch11" chart:values-cell-range-address="local-table.$C$2:.$C$12" chart:label-cell-address="local-table.$C$1" chart:class="chart:bar">
            <chart:data-point chart:repeated="11"/>
          </chart:series>
          <chart:series chart:attached-axis="primary-y" chart:style-name="ch12" chart:values-cell-range-address="local-table.$D$2:.$D$12" chart:label-cell-address="local-table.$D$1" chart:class="chart:ba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 Estimadas</text:p>
              </table:table-cell>
              <table:table-cell office:value-type="string">
                <text:p>Horas Trabajadas</text:p>
              </table:table-cell>
              <table:table-cell office:value-type="string">
                <text:p>Horas Disponibl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21.07">
                <text:p>21.0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5">
                <text:p>18.5</text:p>
              </table:table-cell>
              <table:table-cell office:value-type="float" office:value="29.03">
                <text:p>29.0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44.15">
                <text:p>44.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">
                <text:p>35</text:p>
              </table:table-cell>
              <table:table-cell office:value-type="float" office:value="33.5666666666667">
                <text:p>33.566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">
                <text:p>33.5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">
                <text:p>32.5</text:p>
              </table:table-cell>
              <table:table-cell office:value-type="float" office:value="46.5">
                <text:p>46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5">
                <text:p>32.5</text:p>
              </table:table-cell>
              <table:table-cell office:value-type="float" office:value="30.95">
                <text:p>30.9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">
                <text:p>37</text:p>
              </table:table-cell>
              <table:table-cell office:value-type="float" office:value="13.3666666666667">
                <text:p>13.366666666666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27.05">
                <text:p>27.0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39.1833333333333">
                <text:p>39.183333333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